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5354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2.6661in"/>
    </style:style>
    <style:style style:name="co8" style:family="table-column">
      <style:table-column-properties fo:break-before="auto" style:column-width="2.6256in"/>
    </style:style>
    <style:style style:name="co9" style:family="table-column">
      <style:table-column-properties fo:break-before="auto" style:column-width="1.0917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5055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6484in"/>
    </style:style>
    <style:style style:name="co15" style:family="table-column">
      <style:table-column-properties fo:break-before="auto" style:column-width="1.002in"/>
    </style:style>
    <style:style style:name="co16" style:family="table-column">
      <style:table-column-properties fo:break-before="auto" style:column-width="1.1783in"/>
    </style:style>
    <style:style style:name="co17" style:family="table-column">
      <style:table-column-properties fo:break-before="auto" style:column-width="1.1083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3957in"/>
    </style:style>
    <style:style style:name="co20" style:family="table-column">
      <style:table-column-properties fo:break-before="auto" style:column-width="0.4154in"/>
    </style:style>
    <style:style style:name="co21" style:family="table-column">
      <style:table-column-properties fo:break-before="auto" style:column-width="0.3299in"/>
    </style:style>
    <style:style style:name="co22" style:family="table-column">
      <style:table-column-properties fo:break-before="auto" style:column-width="0.30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2.3508in"/>
    </style:style>
    <style:style style:name="co25" style:family="table-column">
      <style:table-column-properties fo:break-before="auto" style:column-width="2.2756in"/>
    </style:style>
    <style:style style:name="co26" style:family="table-column">
      <style:table-column-properties fo:break-before="auto" style:column-width="0.4902in"/>
    </style:style>
    <style:style style:name="co27" style:family="table-column">
      <style:table-column-properties fo:break-before="auto" style:column-width="1.6709in"/>
    </style:style>
    <style:style style:name="co28" style:family="table-column">
      <style:table-column-properties fo:break-before="auto" style:column-width="0.4626in"/>
    </style:style>
    <style:style style:name="co29" style:family="table-column">
      <style:table-column-properties fo:break-before="auto" style:column-width="0.5917in"/>
    </style:style>
    <style:style style:name="co30" style:family="table-column">
      <style:table-column-properties fo:break-before="auto" style:column-width="0.5098in"/>
    </style:style>
    <style:style style:name="co31" style:family="table-column">
      <style:table-column-properties fo:break-before="auto" style:column-width="1.4543in"/>
    </style:style>
    <style:style style:name="co32" style:family="table-column">
      <style:table-column-properties fo:break-before="auto" style:column-width="1.0354in"/>
    </style:style>
    <style:style style:name="co33" style:family="table-column">
      <style:table-column-properties fo:break-before="auto" style:column-width="1.298in"/>
    </style:style>
    <style:style style:name="co34" style:family="table-column">
      <style:table-column-properties fo:break-before="auto" style:column-width="1.0764in"/>
    </style:style>
    <style:style style:name="co35" style:family="table-column">
      <style:table-column-properties fo:break-before="auto" style:column-width="1.602in"/>
    </style:style>
    <style:style style:name="co36" style:family="table-column">
      <style:table-column-properties fo:break-before="auto" style:column-width="2.9008in"/>
    </style:style>
    <style:style style:name="co37" style:family="table-column">
      <style:table-column-properties fo:break-before="auto" style:column-width="1.6354in"/>
    </style:style>
    <style:style style:name="co38" style:family="table-column">
      <style:table-column-properties fo:break-before="auto" style:column-width="1.3398in"/>
    </style:style>
    <style:style style:name="co39" style:family="table-column">
      <style:table-column-properties fo:break-before="auto" style:column-width="1.0516in"/>
    </style:style>
    <style:style style:name="co40" style:family="table-column">
      <style:table-column-properties fo:break-before="auto" style:column-width="1.4791in"/>
    </style:style>
    <style:style style:name="co41" style:family="table-column">
      <style:table-column-properties fo:break-before="auto" style:column-width="2.1366in"/>
    </style:style>
    <style:style style:name="co42" style:family="table-column">
      <style:table-column-properties fo:break-before="auto" style:column-width="0.3866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6319in"/>
    </style:style>
    <style:style style:name="co45" style:family="table-column">
      <style:table-column-properties fo:break-before="auto" style:column-width="0.7453in"/>
    </style:style>
    <style:style style:name="co46" style:family="table-column">
      <style:table-column-properties fo:break-before="auto" style:column-width="0.8591in"/>
    </style:style>
    <style:style style:name="co47" style:family="table-column">
      <style:table-column-properties fo:break-before="auto" style:column-width="1.4252in"/>
    </style:style>
    <style:style style:name="co48" style:family="table-column">
      <style:table-column-properties fo:break-before="auto" style:column-width="2.3783in"/>
    </style:style>
    <style:style style:name="co49" style:family="table-column">
      <style:table-column-properties fo:break-before="auto" style:column-width="1.7839in"/>
    </style:style>
    <style:style style:name="co50" style:family="table-column">
      <style:table-column-properties fo:break-before="auto" style:column-width="2.7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5272in" fo:break-before="auto" style:use-optimal-row-height="fals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0.2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0000ff" style:text-align-source="value-type" style:repeat-content="false"/>
      <style:paragraph-properties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660066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color="#660066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in"/>
      <style:text-properties fo:color="#ffffff" fo:font-weight="normal" style:font-weight-asian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0000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fo:color="#6600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00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6600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color="#c0c0c0"/>
    </style:style>
    <style:style style:name="ce25" style:family="table-cell" style:parent-style-name="Default">
      <style:text-properties style:font-name-asian="DejaVu Sans" style:font-size-asian="12pt" style:font-name-complex="Tahoma" style:font-size-complex="12pt"/>
    </style:style>
    <style:style style:name="ce26" style:family="table-cell" style:parent-style-name="Default">
      <style:text-properties style:font-name="Arial" style:font-name-asian="DejaVu Sans" style:font-name-complex="Tahoma"/>
    </style:style>
    <style:style style:name="ce27" style:family="table-cell" style:parent-style-name="Default">
      <style:text-properties style:font-name="Arial" fo:font-size="12pt" style:font-name-asian="DejaVu Sans" style:font-size-asian="12pt" style:font-name-complex="Tahoma" style:font-size-complex="12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0c0c0" fo:font-weight="bold" style:font-weight-asian="bold" style:font-weight-complex="bold"/>
    </style:style>
    <style:style style:name="ce30" style:family="table-cell" style:parent-style-name="Default">
      <style:text-properties fo:color="#c0c0c0" style:font-name="Arial" style:font-name-asian="DejaVu Sans" style:font-name-complex="Tahoma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transparent"/>
      <style:text-properties fo:color="#660066"/>
    </style:style>
    <style:style style:name="ce34" style:family="table-cell" style:parent-style-name="Default">
      <style:table-cell-properties fo:background-color="#ffffcc"/>
      <style:text-properties fo:color="#660066"/>
    </style:style>
    <style:style style:name="ce35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color="#660066"/>
    </style:style>
    <style:style style:name="ce36" style:family="table-cell" style:parent-style-name="Default">
      <style:table-cell-properties fo:background-color="#ffffcc" style:text-align-source="value-type" style:repeat-content="false"/>
      <style:paragraph-properties fo:margin-left="0in"/>
      <style:text-properties fo:color="#660066"/>
    </style:style>
    <style:style style:name="ce37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Module_wi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>
            <text:p>Field</text:p>
          </table:table-cell>
          <table:table-cell table:style-name="ce6" office:value-type="string">
            <text:p>Detail</text:p>
          </table:table-cell>
          <table:table-cell table:style-name="ce6" office:value-type="string">
            <text:p>Possible Value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Sr TL name</text:p>
          </table:table-cell>
          <table:table-cell table:style-name="ce1" office:value-type="string">
            <text:p>Name of sr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L Name</text:p>
          </table:table-cell>
          <table:table-cell table:style-name="ce1" office:value-type="string">
            <text:p>Name of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FROM PROJECT</text:p>
          </table:table-cell>
          <table:table-cell table:style-name="ce1" office:value-type="string">
            <text:p>name of your project which make call into/use other project (FAS for now)</text:p>
          </table:table-cell>
          <table:table-cell table:number-columns-repeated="14"/>
        </table:table-row>
        <table:table-row table:style-name="ro2">
          <table:table-cell table:style-name="ce1"/>
          <table:table-cell table:style-name="ce3" office:value-type="string">
            <text:p>FROM TECH</text:p>
          </table:table-cell>
          <table:table-cell table:style-name="ce1" office:value-type="string">
            <text:p>technology of the module of your project which makes call right now</text:p>
          </table:table-cell>
          <table:table-cell office:value-type="string">
            <text:p>Java, </text:p>
            <text:p>oracle, </text:p>
            <text:p>mysql, </text:p>
            <text:p>Php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PROJECT</text:p>
          </table:table-cell>
          <table:table-cell table:style-name="ce1" office:value-type="string">
            <text:p>the project in which your project makes call (FAS for now)</text:p>
          </table:table-cell>
          <table:table-cell office:value-type="string">
            <text:p>FAS</text:p>
          </table:table-cell>
          <table:table-cell table:number-columns-repeated="13"/>
        </table:table-row>
        <table:table-row table:style-name="ro3">
          <table:table-cell table:style-name="ce1"/>
          <table:table-cell table:style-name="ce3" office:value-type="string">
            <text:p>TO TECH</text:p>
          </table:table-cell>
          <table:table-cell table:style-name="ce1" office:value-type="string">
            <text:p>technology used to make call into other project</text:p>
          </table:table-cell>
          <table:table-cell office:value-type="string">
            <text:p>Java jar, </text:p>
            <text:p>oracle procedure, </text:p>
            <text:p>mysql procedure, </text:p>
            <text:p>php direct SQL, </text:p>
            <text:p>jdbc direct SQL, other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TECH_OTHER</text:p>
          </table:table-cell>
          <table:table-cell table:style-name="ce1" office:value-type="string">
            <text:p>specify if you have selected other in TO_TECH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E</text:p>
          </table:table-cell>
          <table:table-cell table:style-name="ce1" office:value-type="string">
            <text:p>name of a module on your project which makes cal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Activity Details</text:p>
          </table:table-cell>
          <table:table-cell table:style-name="ce1" office:value-type="string">
            <text:p>why it go for other project and what is done in other projec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ABLE USED</text:p>
          </table:table-cell>
          <table:table-cell table:style-name="ce1" office:value-type="string">
            <text:p>table of other project</text:p>
          </table:table-cell>
          <table:table-cell table:number-columns-repeated="14"/>
        </table:table-row>
        <table:table-row table:style-name="ro4">
          <table:table-cell table:style-name="ce1"/>
          <table:table-cell table:style-name="ce3" office:value-type="string">
            <text:p>ACCESS</text:p>
          </table:table-cell>
          <table:table-cell table:style-name="ce1" office:value-type="string">
            <text:p>access type</text:p>
          </table:table-cell>
          <table:table-cell office:value-type="string">
            <text:p>read, </text:p>
            <text:p>write, </text:p>
            <text:p>Both</text:p>
          </table:table-cell>
          <table:table-cell table:number-columns-repeated="13"/>
        </table:table-row>
        <table:table-row table:style-name="ro5">
          <table:table-cell table:style-name="ce1"/>
          <table:table-cell table:style-name="ce3" office:value-type="string">
            <text:p>Is in Batch</text:p>
          </table:table-cell>
          <table:table-cell table:style-name="ce1" office:value-type="string">
            <text:p>if it happens in a loop, batch</text:p>
          </table:table-cell>
          <table:table-cell office:value-type="string">
            <text:p>yes, </text:p>
            <text:p>No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Max Batch size</text:p>
          </table:table-cell>
          <table:table-cell table:style-name="ce1" office:value-type="string">
            <text:p>if it is in batch, loop then approximate maximum no of instance, batch size 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arity</text:p>
          </table:table-cell>
          <table:table-cell table:style-name="ce1" office:value-type="string">
            <text:p>it your module use common function for this activity or direct writte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Complexity of query</text:p>
          </table:table-cell>
          <table:table-cell table:style-name="ce3" office:value-type="string">
            <text:p>Complexity of query</text:p>
          </table:table-cell>
          <table:table-cell office:value-type="string">
            <text:p>Simple / inner join / function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olution</text:p>
          </table:table-cell>
          <table:table-cell office:value-type="string">
            <text:p>we will write solution to apply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Name</text:p>
          </table:table-cell>
          <table:table-cell office:value-type="string">
            <text:p>we will provide you service name to use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readiness</text:p>
          </table:table-cell>
          <table:table-cell office:value-type="string">
            <text:p>service status, if ready then you can start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Action Needed</text:p>
          </table:table-cell>
          <table:table-cell office:value-type="string">
            <text:p>indicates weather you have to wait for us or star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 table:number-rows-repeated="1007">
          <table:table-cell/>
          <table:table-cell table:style-name="ce3"/>
          <table:table-cell table:number-columns-repeated="15"/>
        </table:table-row>
        <table:table-row table:style-name="ro1" table:number-rows-repeated="6450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ROM MFUND-&gt;FA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number-columns-repeated="1011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10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1" office:value-type="string">
            <text:p>Page/PL SQL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_AM_Pending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4"/>
          <table:table-cell table:style-name="ce8" table:number-columns-repeated="3"/>
          <table:table-cell table:style-name="ce9"/>
          <table:table-cell table:number-columns-repeated="1005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ess_TR_Bill_NJP → function_billproc → MastServlet</text:p>
          </table:table-cell>
          <table:table-cell office:value-type="string">
            <text:p>@FINDEV_TRAN_ORACLE-JOIN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ess_TR_Bill_NJP → function_billproc → MastServlet</text:p>
          </table:table-cell>
          <table:table-cell office:value-type="string">
            <text:p>@FINDEV_TRAN_ORACLE-JOIN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ess_TR_Bill_NJP → function_billproc → MastServlet</text:p>
          </table:table-cell>
          <table:table-cell office:value-type="string">
            <text:p>@FINDEV_TRAN_ORACLE-JOIN</text:p>
          </table:table-cell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 -&gt;FAS.INSERT_LEDGER_LOG (procedure)</text:p>
          </table:table-cell>
          <table:table-cell office:value-type="string">
            <text:p>unused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 office:value-type="string">
            <text:p>No</text:p>
          </table:table-cell>
          <table:table-cell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INK_VOU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save_pro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INK_VOU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save_uf_bill_AM</text:p>
          </table:table-cell>
          <table:table-cell office:value-type="string">
            <text:p>check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print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eque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eque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equeutility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DD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TR_NJP_Preview_ENROLL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UF_NJP_preview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Direct_Credit_broker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df_WP</text:p>
          </table:table-cell>
          <table:table-cell office:value-type="string">
            <text:p>@FINDEV_TRAN_ORACLE-JOIN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INK_VOU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INK_VOU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MEET_LEDGER_MAP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 →INSERT_LEDGER_LOG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→INSERT_LEDGER_LOG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→INSERT_LEDGER_LOG</text:p>
          </table:table-cell>
          <table:table-cell office:value-type="string">
            <text:p>unused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MEET_LEDGER_MAP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update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/>
          <table:table-cell office:value-type="string">
            <text:p>Where Given VOU 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delete</text:p>
          </table:table-cell>
          <table:table-cell office:value-type="string">
            <text:p>FAS.LEDGER</text:p>
          </table:table-cell>
          <table:table-cell office:value-type="string">
            <text:p>dele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unused</text:p>
          </table:table-cell>
          <table:table-cell office:value-type="string">
            <text:p>delete</text:p>
          </table:table-cell>
          <table:table-cell office:value-type="string">
            <text:p>FAS.BANKREC</text:p>
          </table:table-cell>
          <table:table-cell office:value-type="string">
            <text:p>dele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df_uf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rocess →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rocess →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rocess →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sms_report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save_bill_AM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SAVE_FAS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FIRM 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 →WA_BILL_SAVE_FAS_REV → INSERT_LEDGER_LOG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Entity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WA_BILL_SAVE_FAS_REV</text:p>
          </table:table-cell>
          <table:table-cell/>
          <table:table-cell office:value-type="string">
            <text:p>select</text:p>
          </table:table-cell>
          <table:table-cell office:value-type="string">
            <text:p>FAS.FIRM 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WA_BILL_SAVE_FAS_REV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 →WA_BILL_SAVE_FAS_REV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WA_BILL_SAVE_FAS_REV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SAVE_FAS_REV →WA_BILL_SAVE_FAS_REV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</text:p>
          </table:table-cell>
          <table:table-cell office:value-type="string">
            <text:p>unused</text:p>
          </table:table-cell>
          <table:table-cell office:value-type="string">
            <text:p>update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vou and Partycode (getting fired in loop)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→ INSERT_LEDGER_LOG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 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 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 →INSERT_LEDGER_LOG</text:p>
          </table:table-cell>
          <table:table-cell office:value-type="string">
            <text:p>unused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 →INSERT_LEDGER_LOG</text:p>
          </table:table-cell>
          <table:table-cell office:value-type="string">
            <text:p>unused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save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port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port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LINK_VOU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port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int_trbil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dvancebillpen_menu_AM_pro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dvancebillpen_menu_AM_pro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dvancebillpen_menu_AM_pro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int_ASbil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_ledService_new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 AUMTransferEntity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FIRM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2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 →WA_BILL_SAVE_FAS_REV → INSERT_LEDGER_LOG</text:p>
          </table:table-cell>
          <table:table-cell office:value-type="string">
            <text:p>Shifted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2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2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2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2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WA_BILL_SAVE_FAS_REV →INSERT_LEDGER_LOG</text:p>
          </table:table-cell>
          <table:table-cell office:value-type="string">
            <text:p>Shifted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Model →AUMTransferEntity →WA_BILL_SAVE_FAS_REV</text:p>
          </table:table-cell>
          <table:table-cell office:value-type="string">
            <text:p>Shifted</text:p>
          </table:table-cell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select</text:p>
          </table:table-cell>
          <table:table-cell office:value-type="string">
            <text:p>FAS.LOG_IMP_ENE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select</text:p>
          </table:table-cell>
          <table:table-cell office:value-type="string">
            <text:p>FAS.LOG_FILE_GE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select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 <text:s text:c="2"/>→ <text:s/>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update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/>
          <table:table-cell office:value-type="string">
            <text:p>where given FILENO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filecancelModel</text:p>
          </table:table-cell>
          <table:table-cell/>
          <table:table-cell office:value-type="string">
            <text:p>update</text:p>
          </table:table-cell>
          <table:table-cell office:value-type="string">
            <text:p>FAS.LOG_FILE_GEN</text:p>
          </table:table-cell>
          <table:table-cell office:value-type="string">
            <text:p>write</text:p>
          </table:table-cell>
          <table:table-cell/>
          <table:table-cell office:value-type="string">
            <text:p>where given FILENO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WA_SAVE_FAS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WA_SAVE_FAS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<text:s/>→WA_BILL_SAVE_FAS_REV</text:p>
          </table:table-cell>
          <table:table-cell/>
          <table:table-cell office:value-type="string">
            <text:p>select</text:p>
          </table:table-cell>
          <table:table-cell office:value-type="string">
            <text:p>FAS.FIRM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<text:s/>→WA_BILL_SAVE_FAS_REV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Reco_ProcModel → →WA_BILL_SAVE_FAS_REV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_ledService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Entry_PartnerModel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_Bill_Entry_PartnerModel</text:p>
          </table:table-cell>
          <table:table-cell/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df_AM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int_AMbil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save_tr_bill_AM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receipt_JV</text:p>
          </table:table-cell>
          <table:table-cell office:value-type="string">
            <text:p>unused</text:p>
          </table:table-cell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AM <text:s text:c="2"/>→ function_billproc <text:s/>→ 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AM <text:s text:c="2"/>→ function_billproc <text:s/>→ 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PARTY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AM <text:s text:c="2"/>→ function_billproc <text:s/>→ MastServlet</text:p>
          </table:table-cell>
          <table:table-cell/>
          <table:table-cell office:value-type="string">
            <text:p>select</text:p>
          </table:table-cell>
          <table:table-cell office:value-type="string">
            <text:p>FAS.CATEGOR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@FINDEV_BROK_ORACLE-JOIN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→ GENERATE_ENET_FILENAME</text:p>
          </table:table-cell>
          <table:table-cell office:value-type="string">
            <text:p>@FINDEV_BROK_ORACLE-JOIN</text:p>
          </table:table-cell>
          <table:table-cell office:value-type="string">
            <text:p>select</text:p>
          </table:table-cell>
          <table:table-cell office:value-type="string">
            <text:p>FAS.LOG_FILE_GE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/>
          <table:table-cell office:value-type="string">
            <text:p>insert</text:p>
          </table:table-cell>
          <table:table-cell office:value-type="string">
            <text:p>FAS.FILE_GEN_DETAIL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@FINDEV_BROK_ORACLE-JOIN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/>
          <table:table-cell office:value-type="string">
            <text:p>update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/>
          <table:table-cell office:value-type="string">
            <text:p>WHERE GIVEN BILLNO AND FILENO IS NULL AND TDSTYPE != 'T' AND TRNTYPE ='BP' AND PAY_MODE IS NULL AND CH_NO IS NOT NULL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/>
          <table:table-cell office:value-type="string">
            <text:p>insert</text:p>
          </table:table-cell>
          <table:table-cell office:value-type="string">
            <text:p>LOG_FILE_GEN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INSERT_LEDGER_LOG</text:p>
          </table:table-cell>
          <table:table-cell office:value-type="string">
            <text:p>@FINDEV_BROK_ORACLE-JOIN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@FINDEV_BROK_ORACLE-JOIN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Procedure/Packag</text:p>
          </table:table-cell>
          <table:table-cell table:number-columns-repeated="1017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TL_BILL_PROC_AUDIT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</text:p>
          </table:table-cell>
          <table:table-cell office:value-type="string">
            <text:p>temp procedure</text:p>
          </table:table-cell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 → INSERT_LEDGER_LOG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 →INSERT_LEDGER_LOG</text:p>
          </table:table-cell>
          <table:table-cell office:value-type="string">
            <text:p>temp procedure</text:p>
          </table:table-cell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 →INSERT_LEDGER_LOG</text:p>
          </table:table-cell>
          <table:table-cell office:value-type="string">
            <text:p>temp procedure</text:p>
          </table:table-cell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 →INSERT_LEDGER_LOG</text:p>
          </table:table-cell>
          <table:table-cell office:value-type="string">
            <text:p>temp procedure</text:p>
          </table:table-cell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 →INSERT_LEDGER_LOG</text:p>
          </table:table-cell>
          <table:table-cell office:value-type="string">
            <text:p>temp procedure</text:p>
          </table:table-cell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_ENTER_DEDU_JV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_AUDIT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PDATE_CHEQUEENTRY_DATA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PDATE_CHEQUEENTRY_DATA</text:p>
          </table:table-cell>
          <table:table-cell office:value-type="string">
            <text:p>temp procedure</text:p>
          </table:table-cell>
          <table:table-cell office:value-type="string">
            <text:p>select</text:p>
          </table:table-cell>
          <table:table-cell office:value-type="string">
            <text:p>FAS.LOG_MAST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</text:p>
          </table:table-cell>
          <table:table-cell/>
          <table:table-cell office:value-type="string">
            <text:p>select</text:p>
          </table:table-cell>
          <table:table-cell office:value-type="string">
            <text:p>FAS.LINK_VOU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INK_VOU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 INSERT_BANKREC_LOG</text:p>
          </table:table-cell>
          <table:table-cell/>
          <table:table-cell office:value-type="string">
            <text:p>select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BANKREC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 →INSERT_BANKREC_LOG</text:p>
          </table:table-cell>
          <table:table-cell/>
          <table:table-cell office:value-type="string">
            <text:p>insert</text:p>
          </table:table-cell>
          <table:table-cell office:value-type="string">
            <text:p>FAS.BANKREC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_BILL_PROCESS → RAP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 WA_SAVE_FAS</text:p>
          </table:table-cell>
          <table:table-cell/>
          <table:table-cell office:value-type="string">
            <text:p>select</text:p>
          </table:table-cell>
          <table:table-cell office:value-type="string">
            <text:p>FAS.FIRM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 →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AC_BILL_PROCESS_INVESTOR →WA_SAVE_FAS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SDC_STATUS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GET_BILL_DEDUCTION_FAS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4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 → BILL_SAVE_FAS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where given VOU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_BILL_PROCESS</text:p>
          </table:table-cell>
          <table:table-cell/>
          <table:table-cell office:value-type="string">
            <text:p>insert</text:p>
          </table:table-cell>
          <table:table-cell office:value-type="string">
            <text:p>FAS.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1018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select</text:p>
          </table:table-cell>
          <table:table-cell office:value-type="string">
            <text:p>FAS.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INSERT_LEDGER_LOG</text:p>
          </table:table-cell>
          <table:table-cell/>
          <table:table-cell office:value-type="string">
            <text:p>select</text:p>
          </table:table-cell>
          <table:table-cell office:value-type="string">
            <text:p>FAS.LEDGER_DETAIL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LOG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LEDGER_LOG</text:p>
          </table:table-cell>
          <table:table-cell/>
          <table:table-cell office:value-type="string">
            <text:p>insert</text:p>
          </table:table-cell>
          <table:table-cell office:value-type="string">
            <text:p>FAS.LEDGER_DETAIL_LOG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LEDGER_LOG</text:p>
          </table:table-cell>
          <table:table-cell/>
          <table:table-cell office:value-type="string">
            <text:p>delete</text:p>
          </table:table-cell>
          <table:table-cell office:value-type="string">
            <text:p>FAS.LEDGER_DETAIL</text:p>
          </table:table-cell>
          <table:table-cell office:value-type="string">
            <text:p>dele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delete</text:p>
          </table:table-cell>
          <table:table-cell office:value-type="string">
            <text:p>FAS.LEDGER</text:p>
          </table:table-cell>
          <table:table-cell office:value-type="string">
            <text:p>dele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delete</text:p>
          </table:table-cell>
          <table:table-cell office:value-type="string">
            <text:p>FAS.LINK_VOU</text:p>
          </table:table-cell>
          <table:table-cell office:value-type="string">
            <text:p>delete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select</text:p>
          </table:table-cell>
          <table:table-cell office:value-type="string">
            <text:p>FAS.LINK_VOU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 INSERT_BANKREC_LOG</text:p>
          </table:table-cell>
          <table:table-cell/>
          <table:table-cell office:value-type="string">
            <text:p>select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BANKREC_LOG</text:p>
          </table:table-cell>
          <table:table-cell/>
          <table:table-cell office:value-type="string">
            <text:p>insert</text:p>
          </table:table-cell>
          <table:table-cell office:value-type="string">
            <text:p>FAS.LOG_MASTER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 →INSERT_BANKREC_LOG</text:p>
          </table:table-cell>
          <table:table-cell/>
          <table:table-cell office:value-type="string">
            <text:p>insert</text:p>
          </table:table-cell>
          <table:table-cell office:value-type="string">
            <text:p>FAS.BANKREC_LOG</text:p>
          </table:table-cell>
          <table:table-cell office:value-type="string">
            <text:p>write</text:p>
          </table:table-cell>
          <table:table-cell/>
          <table:table-cell office:value-type="string">
            <text:p>getting fired In loop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delete</text:p>
          </table:table-cell>
          <table:table-cell office:value-type="string">
            <text:p>FAS.BANKREC</text:p>
          </table:table-cell>
          <table:table-cell office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ROC_ENET_FILE_CANCEL</text:p>
          </table:table-cell>
          <table:table-cell/>
          <table:table-cell office:value-type="string">
            <text:p>update</text:p>
          </table:table-cell>
          <table:table-cell office:value-type="string">
            <text:p>FAS.LOG_FILE_GEN</text:p>
          </table:table-cell>
          <table:table-cell office:value-type="string">
            <text:p>write</text:p>
          </table:table-cell>
          <table:table-cell/>
          <table:table-cell office:value-type="string">
            <text:p>where given FILEN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3" office:value-type="string">
            <text:p>finfas</text:p>
          </table:table-cell>
          <table:table-cell office:value-type="string">
            <text:p>ja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BrokChqAuthorization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rokChequeEntry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rokCheqUnAuthoService</text:p>
          </table:table-cell>
          <table:table-cell table:number-columns-repeated="1017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 RAP -&gt; MFTRAN-FA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18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number-columns-repeated="1009" table:default-cell-style-name="Default"/>
        <table:table-row table:style-name="ro1">
          <table:table-cell table:style-name="ce14" office:value-type="string">
            <text:p>Sr TL name</text:p>
          </table:table-cell>
          <table:table-cell table:style-name="ce15" office:value-type="string">
            <text:p>TL Name</text:p>
          </table:table-cell>
          <table:table-cell table:style-name="ce14" office:value-type="string">
            <text:p>FROM PROJECT</text:p>
          </table:table-cell>
          <table:table-cell table:style-name="ce14" office:value-type="string">
            <text:p>FROM TECH</text:p>
          </table:table-cell>
          <table:table-cell table:style-name="ce14" office:value-type="string">
            <text:p>TO PROJECT</text:p>
          </table:table-cell>
          <table:table-cell table:style-name="ce14" office:value-type="string">
            <text:p>TO TECH</text:p>
          </table:table-cell>
          <table:table-cell table:style-name="ce14" office:value-type="string">
            <text:p>MODULE</text:p>
          </table:table-cell>
          <table:table-cell table:style-name="ce14" office:value-type="string">
            <text:p>Activity Details</text:p>
          </table:table-cell>
          <table:table-cell table:style-name="ce14" office:value-type="string">
            <text:p>TABLE USED</text:p>
          </table:table-cell>
          <table:table-cell table:style-name="ce14" office:value-type="string">
            <text:p>ACCESS</text:p>
          </table:table-cell>
          <table:table-cell table:style-name="ce14" office:value-type="string">
            <text:p>Is in Batch</text:p>
          </table:table-cell>
          <table:table-cell table:style-name="ce14" office:value-type="string">
            <text:p>Max Batch size</text:p>
          </table:table-cell>
          <table:table-cell table:style-name="ce14" office:value-type="string">
            <text:p>Modularity</text:p>
          </table:table-cell>
          <table:table-cell table:style-name="ce14" office:value-type="string">
            <text:p>Complexity of query</text:p>
          </table:table-cell>
          <table:table-cell table:style-name="ce14" office:value-type="string">
            <text:p>Java pages </text:p>
          </table:table-cell>
          <table:table-cell table:style-name="ce19" office:value-type="string">
            <text:p>Solution</text:p>
          </table:table-cell>
          <table:table-cell table:style-name="ce19" office:value-type="string">
            <text:p>Service Name</text:p>
          </table:table-cell>
          <table:table-cell table:style-name="ce19" office:value-type="string">
            <text:p>Service readiness</text:p>
          </table:table-cell>
          <table:table-cell table:style-name="ce21" office:value-type="string">
            <text:p>Action Needed</text:p>
          </table:table-cell>
          <table:table-cell table:style-name="ce14" table:number-columns-repeated="1005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6" office:value-type="string">
            <text:p>Extra RAP Points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rptExtra_Rap_Points.jsp</text:p>
          </table:table-cell>
          <table:table-cell table:style-name="ce20" table:number-columns-repeated="3"/>
          <table:table-cell table:style-name="ce22"/>
          <table:table-cell table:number-columns-repeated="1005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6" office:value-type="string">
            <text:p>Extra 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rptExtra_Rap_Points.js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6" office:value-type="string">
            <text:p>Delete Extra RAP Points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EditDelete_Rap_Extra_Points.jsp</text:p>
          </table:table-cell>
          <table:table-cell table:style-name="ce20" table:number-columns-repeated="3"/>
          <table:table-cell table:style-name="ce22"/>
          <table:table-cell table:number-columns-repeated="1005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6" office:value-type="string">
            <text:p>Delete Extra RAP Points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EditDelete_Rap_Extra_Points.js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SIP_SUBTYP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rapCat_RateEdit.js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addRapGroup.jsp</text:p>
          </table:table-cell>
          <table:table-cell table:number-columns-repeated="1009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SCHTYP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addRapGroup.js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editRapGroup.jsp</text:p>
          </table:table-cell>
          <table:table-cell table:number-columns-repeated="1009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SCHTYP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addRapGroup.js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- Upload Online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Point_up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- Upload Online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Point_uploa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table:style-name="ce17" office:value-type="string">
            <text:p>Rap Rate Master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cat_add.java</text:p>
          </table:table-cell>
          <table:table-cell table:number-columns-repeated="1009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</text:p>
          </table:table-cell>
          <table:table-cell office:value-type="string">
            <text:p>SELECT</text:p>
          </table:table-cell>
          <table:table-cell office:value-type="string">
            <text:p>SIP_SUBTYP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cat_add.java</text:p>
          </table:table-cell>
          <table:table-cell table:number-columns-repeated="1009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7" office:value-type="string">
            <text:p>Rap Rate Master</text:p>
          </table:table-cell>
          <table:table-cell office:value-type="string">
            <text:p>SELECT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cat_ad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Extra RAP Points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updateRAP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DSP DIRECT CREDI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DspDirectCredit_Utility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DSP DIRECT CREDI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DspDirectCredit_Utility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extra_rap_added_rpt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extra_rap_added_rpt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Monthly Expanses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Monthly_Expanse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Monthly Expanse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Monthly_Expanse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Monthly Expanses Report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Monthly_Expanse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Data Download for E-account</text:p>
          </table:table-cell>
          <table:table-cell office:value-type="string">
            <text:p>INSERT</text:p>
          </table:table-cell>
          <table:table-cell office:value-type="string">
            <text:p>AC_STATUS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olt_request_down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Data Download for E-account</text:p>
          </table:table-cell>
          <table:table-cell office:value-type="string">
            <text:p>DELETE</text:p>
          </table:table-cell>
          <table:table-cell office:value-type="string">
            <text:p>AC_STATUS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olt_request_down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Data Download for E-account</text:p>
          </table:table-cell>
          <table:table-cell office:value-type="string">
            <text:p>UPDATE</text:p>
          </table:table-cell>
          <table:table-cell office:value-type="string">
            <text:p>AC_STATUS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olt_request_down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Data Download for E-account</text:p>
          </table:table-cell>
          <table:table-cell office:value-type="string">
            <text:p>SELECT</text:p>
          </table:table-cell>
          <table:table-cell office:value-type="string">
            <text:p>AC_STATUS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olt_request_downloa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_Point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_Points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rptMaalaMaal_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MaalaMaal_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MaalaMaal_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MaalaMaal_Details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PaymentRequest_detai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PaymentRequest_detai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PaymentRequest_detai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AS_GURUKUL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PaymentRequest_detail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SED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PACK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RAPDetails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aalMaal Coins Redeemption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MaalPoint_Re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aalMaal Coins Redeemption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MaalPoint_Re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aalMaal Coins Redeemption</text:p>
          </table:table-cell>
          <table:table-cell office:value-type="string">
            <text:p>SELECT</text:p>
          </table:table-cell>
          <table:table-cell office:value-type="string">
            <text:p>GIFT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MaalPoint_Re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aalMaal Points Coun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aMaalPointMain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aalMaal Points Coun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aMaalPointMain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- Upload Online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Point_up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- Upload Online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Point_uploa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aalMaal Points - Upload Online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aMaalPoint_upload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aalMaal Points - Upload Online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MaalaMaalPoint_upload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navsch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Extra RAP Points Report,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_extra_points.java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Import Extra RAP Points</text:p>
          </table:table-cell>
          <table:table-cell table:number-columns-repeated="1017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Extra RAP Points Report,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_extra_points.java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Import Extra RAP Poi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Rate Master(New)</text:p>
          </table:table-cell>
          <table:table-cell office:value-type="string">
            <text:p>SELECT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_group_sch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MaalaMaa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aalMaal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ptMaalaMaal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table:style-name="ce18" office:value-type="string">
            <text:p>rptRAP_Point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table:style-name="ce18" office:value-type="string">
            <text:p>rptRAP_Points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AP Points Report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table:style-name="ce18" office:value-type="string">
            <text:p>rptRAP_Points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FF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FF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INSERT</text:p>
          </table:table-cell>
          <table:table-cell office:value-type="string">
            <text:p>PAYMENT_REQUEST</text:p>
          </table:table-cell>
          <table:table-cell office:value-type="string">
            <text:p>INSERT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FF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DELETE</text:p>
          </table:table-cell>
          <table:table-cell office:value-type="string">
            <text:p>PAYMENT_REQUEST</text:p>
          </table:table-cell>
          <table:table-cell office:value-type="string">
            <text:p>DELETE 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FF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UPDATE</text:p>
          </table:table-cell>
          <table:table-cell office:value-type="string">
            <text:p>PAYMENT_REQUEST</text:p>
          </table:table-cell>
          <table:table-cell office:value-type="string">
            <text:p>UPDATE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N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JAVA</text:p>
          </table:table-cell>
          <table:table-cell/>
          <table:table-cell office:value-type="string">
            <text:p>MySQL(ONLINE)</text:p>
          </table:table-cell>
          <table:table-cell office:value-type="string">
            <text:p>Audit Utility for Printshop / Gurukul Vouchers</text:p>
          </table:table-cell>
          <table:table-cell office:value-type="string">
            <text:p>UPDATE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Same page</text:p>
          </table:table-cell>
          <table:table-cell/>
          <table:table-cell office:value-type="string">
            <text:p>RapVouchersDownloadModel.jav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_UNIQ_NO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SPLIT_LOG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RE_REGIST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AB_PEIR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DEFERMENT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SPLIT_LOG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DEFERMEN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_UNIQ_NO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SPLIT_LOG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RE_REGIST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TRANSF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CD_PEIR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RAP_TEM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RAP_TEM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RAP_TEM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RAP_TEM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RAP_TEM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 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SPLIT_LOG 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_UNIQ_NO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EF_PEIR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TRANSF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TRANSFER_RE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RE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REDFOLIO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GH_PEIR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EXAMCANDIDAT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IJ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ANDIDATEMAST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IJ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IJ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MST_ONLIN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IJ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IJ_PERI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NAVSCH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K_PERI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AC_STATU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L_PERIODIC_CAL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CAT_L_PERIODIC_C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BILL_OPTIO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GRP_SERVICE_ONLIN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GRPMST_ONLIN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GRP_BANK_DETL_ONLIN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DIRECT_CREDI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ESTMTPYMT_CALC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TRN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FOLIOSYS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_UNIQ_NO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SIPSTP_SPLIT_LOG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CLIENTSERVICE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AP_GET_SIP_INST_PERIODIC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/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UN_COI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UN_RA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GRP_ARN 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UN_RAP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AP Points Count</text:p>
          </table:table-cell>
          <table:table-cell office:value-type="string">
            <text:p>SELECT</text:p>
          </table:table-cell>
          <table:table-cell office:value-type="string">
            <text:p>BR_CHANGE_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RUN_RA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MYSQL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office:value-type="string">
            <text:p>Activate RAP CASH Redemption </text:p>
          </table:table-cell>
          <table:table-cell office:value-type="string">
            <text:p>SELECT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CALCULATE_RAPCASH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MYSQL</text:p>
          </table:table-cell>
          <table:table-cell office:value-type="string">
            <text:p>MFUND</text:p>
          </table:table-cell>
          <table:table-cell office:value-type="string">
            <text:p>MYSQL</text:p>
          </table:table-cell>
          <table:table-cell office:value-type="string">
            <text:p>Activate RAP CASH Redemption </text:p>
          </table:table-cell>
          <table:table-cell office:value-type="string">
            <text:p>SELECT</text:p>
          </table:table-cell>
          <table:table-cell office:value-type="string">
            <text:p>SDC_PYM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CALCULATE_RAPCASH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MYSQL</text:p>
          </table:table-cell>
          <table:table-cell/>
          <table:table-cell office:value-type="string">
            <text:p>MYSQL</text:p>
          </table:table-cell>
          <table:table-cell office:value-type="string">
            <text:p>Activate RAP CASH Redemption </text:p>
          </table:table-cell>
          <table:table-cell office:value-type="string">
            <text:p>SELECT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CALCULATE_RAPCASH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MYSQL</text:p>
          </table:table-cell>
          <table:table-cell/>
          <table:table-cell office:value-type="string">
            <text:p>MYSQL</text:p>
          </table:table-cell>
          <table:table-cell office:value-type="string">
            <text:p>Activate RAP CASH Redemption </text:p>
          </table:table-cell>
          <table:table-cell office:value-type="string">
            <text:p>INSERT</text:p>
          </table:table-cell>
          <table:table-cell office:value-type="string">
            <text:p>PAYMENT_REQUEST</text:p>
          </table:table-cell>
          <table:table-cell office:value-type="string">
            <text:p>WRITE</text:p>
          </table:table-cell>
          <table:table-cell table:number-columns-repeated="4"/>
          <table:table-cell office:value-type="string">
            <text:p>PROC_CALCULATE_RAPCASH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PROC_VOU_GENERAT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 </text:p>
          </table:table-cell>
          <table:table-cell office:value-type="string">
            <text:p>LEDGER_DETAIL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SELECT </text:p>
          </table:table-cell>
          <table:table-cell office:value-type="string">
            <text:p>LOG_MASTER</text:p>
          </table:table-cell>
          <table:table-cell office:value-type="string">
            <text:p>READ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INSERT</text:p>
          </table:table-cell>
          <table:table-cell office:value-type="string">
            <text:p>LEDGER_LOG</text:p>
          </table:table-cell>
          <table:table-cell office:value-type="string">
            <text:p>WRITE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INSERT</text:p>
          </table:table-cell>
          <table:table-cell office:value-type="string">
            <text:p>LEDGER_DETAIL_LOG</text:p>
          </table:table-cell>
          <table:table-cell office:value-type="string">
            <text:p>WRITE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dit Utility for Printshop / Gurukul Vouchers</text:p>
          </table:table-cell>
          <table:table-cell office:value-type="string">
            <text:p>DELETE</text:p>
          </table:table-cell>
          <table:table-cell office:value-type="string">
            <text:p>LEDGER_DETAIL</text:p>
          </table:table-cell>
          <table:table-cell office:value-type="string">
            <text:p>WRITE</text:p>
          </table:table-cell>
          <table:table-cell table:number-columns-repeated="4"/>
          <table:table-cell office:value-type="string">
            <text:p>INSERT_LEDGER_LOG</text:p>
          </table:table-cell>
          <table:table-cell table:number-columns-repeated="1009"/>
        </table:table-row>
      </table:table>
      <table:table table:name="FROM MFUND-&gt;MFTRAN-REGISTRATION" table:style-name="ta1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column table:style-name="co18" table:number-columns-repeated="1005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10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Page/PL SQL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nmark_folio</text:p>
          </table:table-cell>
          <table:table-cell office:value-type="string">
            <text:p>Unmark and Delete UF/TR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where given TRNO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</text:p>
          </table:table-cell>
          <table:table-cell office:value-type="string">
            <text:p>Account Tagging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</text:p>
          </table:table-cell>
          <table:table-cell office:value-type="string">
            <text:p>Account Tagging</text:p>
          </table:table-cell>
          <table:table-cell table:style-name="ce26" office:value-type="string">
            <text:p>Update query</text:p>
          </table:table-cell>
          <table:table-cell office:value-type="string">
            <text:p>MFTRAN.ACCOUN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accode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Tagging</text:p>
          </table:table-cell>
          <table:table-cell office:value-type="string">
            <text:p>Account Tagging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Update query</text:p>
          </table:table-cell>
          <table:table-cell office:value-type="string">
            <text:p>MFTRAN.ACCOUN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accode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GRP_A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advancebillpen_menu_AM – By function_billproc</text:p>
          </table:table-cell>
          <table:table-cell office:value-type="string">
            <text:p>AM Upfront/Trail</text:p>
          </table:table-cell>
          <table:table-cell office:value-type="string">
            <text:p>select query</text:p>
          </table:table-cell>
          <table:table-cell office:value-type="string">
            <text:p>MFTRAN.SERVIC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advancebillpen_menu_AM – By function_billproc</text:p>
          </table:table-cell>
          <table:table-cell office:value-type="string">
            <text:p>AM Upfront/Trail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c_contact_menu</text:p>
          </table:table-cell>
          <table:table-cell office:value-type="string">
            <text:p>AMC Contact Person</text:p>
          </table:table-cell>
          <table:table-cell office:value-type="string">
            <text:p>select query</text:p>
          </table:table-cell>
          <table:table-cell office:value-type="string">
            <text:p>MFTRAN.REG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</text:p>
          </table:table-cell>
          <table:table-cell office:value-type="string">
            <text:p>MFTRAN.AUM_BR_BAL_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delete query</text:p>
          </table:table-cell>
          <table:table-cell office:value-type="string">
            <text:p>MFTRAN.AUM_BR_BAL_SCH</text:p>
          </table:table-cell>
          <table:table-cell office:value-type="string">
            <text:p>Delete</text:p>
          </table:table-cell>
          <table:table-cell/>
          <table:table-cell office:value-type="string">
            <text:p>remove all data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insert</text:p>
          </table:table-cell>
          <table:table-cell office:value-type="string">
            <text:p>MFTRAN.AUM_BR_BAL_SCH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inserting using select from foliotrn 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</text:p>
          </table:table-cell>
          <table:table-cell office:value-type="string">
            <text:p>MFTRAN.AUM_BR_NAV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Insert</text:p>
          </table:table-cell>
          <table:table-cell office:value-type="string">
            <text:p>MFTRAN.AUM_BR_NAV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inserting using select from MUTRATE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delete</text:p>
          </table:table-cell>
          <table:table-cell office:value-type="string">
            <text:p>MFTRAN.AUM_BR_NAV</text:p>
          </table:table-cell>
          <table:table-cell office:value-type="string">
            <text:p>Delete</text:p>
          </table:table-cell>
          <table:table-cell/>
          <table:table-cell office:value-type="string">
            <text:p>remove all data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</text:p>
          </table:table-cell>
          <table:table-cell office:value-type="string">
            <text:p>MFTRAN.AUM_BR_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Insert</text:p>
          </table:table-cell>
          <table:table-cell office:value-type="string">
            <text:p>MFTRAN.AUM_BR_RED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inserting using select from REDFOLIO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delete query</text:p>
          </table:table-cell>
          <table:table-cell office:value-type="string">
            <text:p>MFTRAN.AUM_BR_RED</text:p>
          </table:table-cell>
          <table:table-cell office:value-type="string">
            <text:p>Delete</text:p>
          </table:table-cell>
          <table:table-cell/>
          <table:table-cell office:value-type="string">
            <text:p>remove all data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AUM_BROK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Update query</text:p>
          </table:table-cell>
          <table:table-cell office:value-type="string">
            <text:p>MFTRAN.AUM_BROK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brcode and as_on_date 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insert query</text:p>
          </table:table-cell>
          <table:table-cell office:value-type="string">
            <text:p>MFTRAN.AUM_BROK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inserting using select from AUM_BR_BAL_SCH,AUM_BR_NAV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AUM_BROK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CATEGORY_SUB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SUB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REDFOLI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insert</text:p>
          </table:table-cell>
          <table:table-cell office:value-type="string">
            <text:p>MFTRAN.SUBCAT_SHIF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update</text:p>
          </table:table-cell>
          <table:table-cell office:value-type="string">
            <text:p>MFTRAN.SUBCAT_SHIF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brcode and and fromdate and todate 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</text:p>
          </table:table-cell>
          <table:table-cell office:value-type="string">
            <text:p>MFTRAN.SUBCAT_SHIF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ayment_utility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table:style-name="ce31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ayutility</text:p>
          </table:table-cell>
          <table:table-cell office:value-type="string">
            <text:p>Bill processed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ayutility</text:p>
          </table:table-cell>
          <table:table-cell office:value-type="string">
            <text:p>Bill processed Payment Utility</text:p>
          </table:table-cell>
          <table:table-cell office:value-type="string">
            <text:p>select query</text:p>
          </table:table-cell>
          <table:table-cell office:value-type="string">
            <text:p>MFTRAN.GRP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AM_MA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AM_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AM_REGION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update</text:p>
          </table:table-cell>
          <table:table-cell office:value-type="string">
            <text:p>MFTRAN.AM_SERVIC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AM_SERVIC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Update query</text:p>
          </table:table-cell>
          <table:table-cell office:value-type="string">
            <text:p>MFTRAN.GRPM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GRPMST_LOG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LOG_MAST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Update query</text:p>
          </table:table-cell>
          <table:table-cell office:value-type="string">
            <text:p>MFTRAN.LOG_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LOG_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</text:p>
          </table:table-cell>
          <table:table-cell office:value-type="string">
            <text:p>MFTRAN.BR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</text:p>
          </table:table-cell>
          <table:table-cell office:value-type="string">
            <text:p>MFTRAN.brsub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Insert</text:p>
          </table:table-cell>
          <table:table-cell office:value-type="string">
            <text:p>MFTRAN.brsubcatma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update</text:p>
          </table:table-cell>
          <table:table-cell office:value-type="string">
            <text:p>MFTRAN.brsubcatma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</text:p>
          </table:table-cell>
          <table:table-cell office:value-type="string">
            <text:p>MFTRAN.subcat_shif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r_Subcategory</text:p>
          </table:table-cell>
          <table:table-cell office:value-type="string">
            <text:p>Broker's SubCategory AUM Wise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BAD_ME_PROFIL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Update query</text:p>
          </table:table-cell>
          <table:table-cell office:value-type="string">
            <text:p>MFTRAN.GRPM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GRPMST_LOG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inserting using select from GRPMST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update</text:p>
          </table:table-cell>
          <table:table-cell office:value-type="string">
            <text:p>MFTRAN.ME_SERVIC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ME_SERVIC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IS_PROFRECURSIVE_TEMP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PROF_DESIG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PROF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PROF_MA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update</text:p>
          </table:table-cell>
          <table:table-cell office:value-type="string">
            <text:p>MFTRAN.PROF_MA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update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CANDIDATEID and STATUS != PASS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select query</text:p>
          </table:table-cell>
          <table:table-cell office:value-type="string">
            <text:p>NJINDIAINVEST.TRAINEE_MAST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Update query</text:p>
          </table:table-cell>
          <table:table-cell office:value-type="string">
            <text:p>NJINDIAINVEST.TRAINEE_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select query</text:p>
          </table:table-cell>
          <table:table-cell office:value-type="string">
            <text:p>njindiainvest.TRAINEE_MAST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rrection_In_Name</text:p>
          </table:table-cell>
          <table:table-cell table:style-name="ce28" office:value-type="string">
            <text:p>Candidate Name Correction Utility</text:p>
          </table:table-cell>
          <table:table-cell office:value-type="string">
            <text:p>update</text:p>
          </table:table-cell>
          <table:table-cell office:value-type="string">
            <text:p>AMFIMONITOR.CANDIDATE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rrection_In_Name</text:p>
          </table:table-cell>
          <table:table-cell table:style-name="ce28" office:value-type="string">
            <text:p>Candidate Name Correction Utility</text:p>
          </table:table-cell>
          <table:table-cell office:value-type="string">
            <text:p>update</text:p>
          </table:table-cell>
          <table:table-cell office:value-type="string">
            <text:p>NJINDIAINVEST.TRAINEE_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where given CANDIDATEID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cat_shift</text:p>
          </table:table-cell>
          <table:table-cell office:value-type="string">
            <text:p>Category Shift Report</text:p>
          </table:table-cell>
          <table:table-cell office:value-type="string">
            <text:p>select query</text:p>
          </table:table-cell>
          <table:table-cell office:value-type="string">
            <text:p>MFTRAN.CAT_SHIF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cat_shift</text:p>
          </table:table-cell>
          <table:table-cell office:value-type="string">
            <text:p>Category Shift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bill_printoption_download</text:p>
          </table:table-cell>
          <table:table-cell office:value-type="string">
            <text:p>Data Download for Bill Option</text:p>
          </table:table-cell>
          <table:table-cell office:value-type="string">
            <text:p>select query</text:p>
          </table:table-cell>
          <table:table-cell office:value-type="string">
            <text:p>MFTRAN.BILL_OP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AMFIMONITOR.CANDIDATEMAST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Update query</text:p>
          </table:table-cell>
          <table:table-cell office:value-type="string">
            <text:p>AMFIMONITOR.CANDIDATEMASTER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CANDIDATEID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update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PAYID (getting fired in loop)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AMFIMONITOR.VP_CASHBACK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Update query</text:p>
          </table:table-cell>
          <table:table-cell office:value-type="string">
            <text:p>AMFIMONITOR.VP_CASHBACK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given CANDIDATEID(getting fired in loop)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shivam</text:p>
          </table:table-cell>
          <table:table-cell table:style-name="ce23" office:value-type="string">
            <text:p>krunal</text:p>
          </table:table-cell>
          <table:table-cell table:style-name="ce23" office:value-type="string">
            <text:p>Mfund</text:p>
          </table:table-cell>
          <table:table-cell table:style-name="ce23" office:value-type="string">
            <text:p>Java</text:p>
          </table:table-cell>
          <table:table-cell table:style-name="ce23"/>
          <table:table-cell table:style-name="ce23" office:value-type="string">
            <text:p>MYSQL</text:p>
          </table:table-cell>
          <table:table-cell table:style-name="ce23" office:value-type="string">
            <text:p>valuepack_billproc_download</text:p>
          </table:table-cell>
          <table:table-cell table:style-name="ce23" office:value-type="string">
            <text:p>Data Download for Value Pack</text:p>
          </table:table-cell>
          <table:table-cell table:style-name="ce23" office:value-type="string">
            <text:p>select query</text:p>
          </table:table-cell>
          <table:table-cell table:style-name="ce23" office:value-type="string">
            <text:p>NJHR.TRAINEE_MAST</text:p>
          </table:table-cell>
          <table:table-cell table:style-name="ce23" office:value-type="string">
            <text:p>Read</text:p>
          </table:table-cell>
          <table:table-cell table:style-name="ce23" table:number-columns-repeated="4"/>
          <table:table-cell table:style-name="ce33" table:number-columns-repeated="3"/>
          <table:table-cell table:style-name="ce35"/>
          <table:table-cell table:style-name="ce23" table:number-columns-repeated="1005"/>
        </table:table-row>
        <table:table-row table:style-name="ro1">
          <table:table-cell table:style-name="ce23" office:value-type="string">
            <text:p>shivam</text:p>
          </table:table-cell>
          <table:table-cell table:style-name="ce23" office:value-type="string">
            <text:p>krunal</text:p>
          </table:table-cell>
          <table:table-cell table:style-name="ce23" office:value-type="string">
            <text:p>Mfund</text:p>
          </table:table-cell>
          <table:table-cell table:style-name="ce23" office:value-type="string">
            <text:p>Java</text:p>
          </table:table-cell>
          <table:table-cell table:style-name="ce23"/>
          <table:table-cell table:style-name="ce23" office:value-type="string">
            <text:p>MYSQL</text:p>
          </table:table-cell>
          <table:table-cell table:style-name="ce23" office:value-type="string">
            <text:p>valuepack_billproc_download</text:p>
          </table:table-cell>
          <table:table-cell table:style-name="ce23" office:value-type="string">
            <text:p>Data Download for Value Pack</text:p>
          </table:table-cell>
          <table:table-cell table:style-name="ce23" office:value-type="string">
            <text:p>Update query</text:p>
          </table:table-cell>
          <table:table-cell table:style-name="ce23" office:value-type="string">
            <text:p>NJHR.TRAINEE_MAST</text:p>
          </table:table-cell>
          <table:table-cell table:style-name="ce23" office:value-type="string">
            <text:p>Writ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where given TRAINEE_CODE(getting fired <text:s/>in loop)</text:p>
          </table:table-cell>
          <table:table-cell table:style-name="ce23" table:number-columns-repeated="2"/>
          <table:table-cell table:style-name="ce33" table:number-columns-repeated="3"/>
          <table:table-cell table:style-name="ce35"/>
          <table:table-cell table:style-name="ce23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njindiainvest.GEO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njindiainvest.SOURC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pack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daycalmenu</text:p>
          </table:table-cell>
          <table:table-cell office:value-type="string">
            <text:p>Days Calculation for Annualised Brokerage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daycalmenu</text:p>
          </table:table-cell>
          <table:table-cell office:value-type="string">
            <text:p>Days Calculation for Annualised Brokerag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SCHSUB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SCH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BR_CHANG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BR_CHANGE_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KydFileImportReportDataManager</text:p>
          </table:table-cell>
          <table:table-cell office:value-type="string">
            <text:p>KYD File Import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TR_Trxn_Del</text:p>
          </table:table-cell>
          <table:table-cell office:value-type="string">
            <text:p>mastmenu_new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BRK_PAY='n' and given trno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TR_Trxn_Del</text:p>
          </table:table-cell>
          <table:table-cell office:value-type="string">
            <text:p>mastmenu_new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partner_subcat.java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BRSUB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_partner_subcat.java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6" office:value-type="string">
            <text:p>rpt_partner_subcat.java – by function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endingQueryTrEntity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endingQueryTrEntity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queryReport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bill_UF_NJP_prin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uf-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tr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RP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U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S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RP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uf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tr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RP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audit -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U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S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RP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7" office:value-type="string">
            <text:p>bill_pdf_uf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28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28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8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5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table:style-name="ce28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iseQueryTrModel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BR_TRANSF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EXTRA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rocess_UF_Trxn</text:p>
          </table:table-cell>
          <table:table-cell office:value-type="string">
            <text:p>Receivable &amp; Payable Save(UF)</text:p>
          </table:table-cell>
          <table:table-cell office:value-type="string">
            <text:p>select query</text:p>
          </table:table-cell>
          <table:table-cell office:value-type="string">
            <text:p>MFTRAN.LOG_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_CONTAC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report</text:p>
          </table:table-cell>
          <table:table-cell office:value-type="string">
            <text:p>SMS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querySolving</text:p>
          </table:table-cell>
          <table:table-cell office:value-type="string">
            <text:p>Solve Query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querySolving</text:p>
          </table:table-cell>
          <table:table-cell office:value-type="string">
            <text:p>Solve Query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comboAccount</text:p>
          </table:table-cell>
          <table:table-cell office:value-type="string">
            <text:p>TLD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comboGroup</text:p>
          </table:table-cell>
          <table:table-cell office:value-type="string">
            <text:p>TLD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SPLIT_PROC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AM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SPLIT_TO_PROBILL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AM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SPLIT_PROC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SPLIT_TO_PROBILL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BR_CHANG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GRP_ARN_ADJ_PERIO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_GET_PAY_DAYS</text:p>
          </table:table-cell>
          <table:table-cell office:value-type="string">
            <text:p>Trail Bill Process</text:p>
          </table:table-cell>
          <table:table-cell office:value-type="string">
            <text:p>select query</text:p>
          </table:table-cell>
          <table:table-cell office:value-type="string">
            <text:p>MFTRAN.GRP_ARN_ADJ_PERIO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MATCH_RNT_TO_DFMS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KG_TRAIL_DIRECT_MATCH (pkg)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KG_TRAIL_DIRECT_MATCH (pkg)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IncomeReportManager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Manager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BR_TRANSFER_CAL_RULES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BR_TRANSF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_GET_SALENAV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DIVE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AIL_SWI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_trn_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PLIT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NO_OF_INSTALLMENT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PAY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table:style-name="ce23" office:value-type="string">
            <text:p>shivam</text:p>
          </table:table-cell>
          <table:table-cell table:style-name="ce23" office:value-type="string">
            <text:p>krunal</text:p>
          </table:table-cell>
          <table:table-cell table:style-name="ce23" office:value-type="string">
            <text:p>Mfund</text:p>
          </table:table-cell>
          <table:table-cell table:style-name="ce23" office:value-type="string">
            <text:p>Oracle</text:p>
          </table:table-cell>
          <table:table-cell table:style-name="ce23" office:value-type="string">
            <text:p>MFTRAN</text:p>
          </table:table-cell>
          <table:table-cell table:style-name="ce23" office:value-type="string">
            <text:p>Oracle</text:p>
          </table:table-cell>
          <table:table-cell table:style-name="ce23" office:value-type="string">
            <text:p>TR_GET_SIP_START_DATE </text:p>
          </table:table-cell>
          <table:table-cell table:style-name="ce23" office:value-type="string">
            <text:p>Trail receivable save</text:p>
          </table:table-cell>
          <table:table-cell table:style-name="ce23" office:value-type="string">
            <text:p>select query</text:p>
          </table:table-cell>
          <table:table-cell table:style-name="ce23" office:value-type="string">
            <text:p>MFTRAN.FOLIOTRN</text:p>
          </table:table-cell>
          <table:table-cell table:style-name="ce23" office:value-type="string">
            <text:p>Read</text:p>
          </table:table-cell>
          <table:table-cell table:style-name="ce23" table:number-columns-repeated="4"/>
          <table:table-cell table:style-name="ce33" table:number-columns-repeated="3"/>
          <table:table-cell table:style-name="ce35"/>
          <table:table-cell table:style-name="ce23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NO_OF_INSTALLMENT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RECADD_PERIOD_RATE (pkg)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C_MARK_TRXN</text:p>
          </table:table-cell>
          <table:table-cell office:value-type="string">
            <text:p>Trail receivable save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table:style-name="ce26"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BRK_PAY='n' and given trno(getting <text:s/>fired 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PLIT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PAY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_GET_RECADD_PERIOD_RATE (pkg)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_GET_BR_TRFR_SWI_RUL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AUTO_PROCESS_TRX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J_NAVUPD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SIP_UNIQ_N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SIP_UNIQ_N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PFRONT_BILL_PROCESS (pkg)</text:p>
          </table:table-cell>
          <table:table-cell office:value-type="string">
            <text:p>UF Bill Process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Brok_Summ</text:p>
          </table:table-cell>
          <table:table-cell office:value-type="string">
            <text:p>Uf Brok Summary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Brok_Summ</text:p>
          </table:table-cell>
          <table:table-cell office:value-type="string">
            <text:p>Uf Brok Summary Report</text:p>
          </table:table-cell>
          <table:table-cell office:value-type="string">
            <text:p>select query</text:p>
          </table:table-cell>
          <table:table-cell office:value-type="string">
            <text:p>MFTRAN.RNT_3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1ST_DIRECT_MATCH_2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1ST_DIRECT_MATCH_1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MATCH_DFMS_2_RNT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1ST_DIRECT_MATCH_2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1ST_DIRECT_MATCH_1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MATCH_DFMS_2_RNT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RECPAY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UF_UnMatch</text:p>
          </table:table-cell>
          <table:table-cell office:value-type="string">
            <text:p>Uf Unmatch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UF_UnMatch</text:p>
          </table:table-cell>
          <table:table-cell office:value-type="string">
            <text:p>Uf Unmatch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BR_CHANGE_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GRP_SER_TARIF_DT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SERVIC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ap_Table - <text:s/>by Foliotrn</text:p>
          </table:table-cell>
          <table:table-cell office:value-type="string">
            <text:p>Unmatch Trail Report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string">
            <text:p>where BRK_PAY='n' and given trno</text:p>
          </table:table-cell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_Recal</text:p>
          </table:table-cell>
          <table:table-cell office:value-type="string">
            <text:p>Unmatch Trail Report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_Rec_Unmatch – vi function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bill_UF_NJP_preview – By function_billproc</text:p>
          </table:table-cell>
          <table:table-cell office:value-type="string">
            <text:p>Upfront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Map_Table</text:p>
          </table:table-cell>
          <table:table-cell office:value-type="string">
            <text:p>Upfront/Trail Rate Import/Ex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save_bill_valuepack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Valuepack_Income_rpt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valuepack_billproc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save_bill_valuepack -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Valuepack_Income_rpt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25" office:value-type="string">
            <text:p>valuepack_billproc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AC_Status</text:p>
          </table:table-cell>
          <table:table-cell office:value-type="string">
            <text:p>WA Collection utility</text:p>
          </table:table-cell>
          <table:table-cell office:value-type="string">
            <text:p>update</text:p>
          </table:table-cell>
          <table:table-cell office:value-type="string">
            <text:p>MFTRAN.AC_STATUS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where given NJAC_NO and ACCT_TYPE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A_BILL_SAVE_FAS_REV</text:p>
          </table:table-cell>
          <table:table-cell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A_Reco_ProcModel</text:p>
          </table:table-cell>
          <table:table-cell office:value-type="string">
            <text:p>WA Collection utility</text:p>
          </table:table-cell>
          <table:table-cell office:value-type="string">
            <text:p>dbms_mview.refresh</text:p>
          </table:table-cell>
          <table:table-cell office:value-type="string">
            <text:p>MFTRAN.AC_STATUS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llectionUtilityModel</text:p>
          </table:table-cell>
          <table:table-cell table:style-name="ce28"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NJINDIAINVESTAC_BANK_DEB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llectionUtilityModel</text:p>
          </table:table-cell>
          <table:table-cell table:style-name="ce28"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NJINDIAINVEST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EA_AUTO_BILL_PROCESS</text:p>
          </table:table-cell>
          <table:table-cell office:value-type="string">
            <text:p>WA Fee Bill Process</text:p>
          </table:table-cell>
          <table:table-cell office:value-type="string">
            <text:p>select query</text:p>
          </table:table-cell>
          <table:table-cell office:value-type="string">
            <text:p>MFTRAN.OLT_ADD_CHARGE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EA_AUTO_BILL_PROCESS</text:p>
          </table:table-cell>
          <table:table-cell office:value-type="string">
            <text:p>WA Fee Bill Process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A_Partner_Pending_PayRpt</text:p>
          </table:table-cell>
          <table:table-cell office:value-type="string">
            <text:p>WA Partner Pending Payment Report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8"/>
          <table:table-cell table:style-name="ce37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0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NJINDIAINVEST.AC_CONTAC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NJINDIAINVEST.GEO_MAST</text:p>
          </table:table-cell>
          <table:table-cell office:value-type="string">
            <text:p>Read</text:p>
          </table:table-cell>
          <table:table-cell table:number-columns-repeated="4"/>
          <table:table-cell table:style-name="ce34" table:number-columns-repeated="3"/>
          <table:table-cell table:style-name="ce36"/>
          <table:table-cell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A_BILLMST</text:p>
          </table:table-cell>
          <table:table-cell office:value-type="string">
            <text:p>WA TPSL File Process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8"/>
          <table:table-cell table:style-name="ce37" table:number-columns-repeated="1005"/>
        </table:table-row>
        <table:table-row table:style-name="ro1">
          <table:table-cell table:style-name="ce23" office:value-type="string">
            <text:p>shivam</text:p>
          </table:table-cell>
          <table:table-cell table:style-name="ce23" office:value-type="string">
            <text:p>krunal</text:p>
          </table:table-cell>
          <table:table-cell table:style-name="ce23" office:value-type="string">
            <text:p>Mfund</text:p>
          </table:table-cell>
          <table:table-cell table:style-name="ce23" office:value-type="string">
            <text:p>Java</text:p>
          </table:table-cell>
          <table:table-cell table:style-name="ce23"/>
          <table:table-cell table:style-name="ce23" office:value-type="string">
            <text:p>MYSQL</text:p>
          </table:table-cell>
          <table:table-cell table:style-name="ce23" office:value-type="string">
            <text:p>AC_Status</text:p>
          </table:table-cell>
          <table:table-cell table:style-name="ce23" office:value-type="string">
            <text:p>WA TPSL File Process</text:p>
          </table:table-cell>
          <table:table-cell table:style-name="ce23" office:value-type="string">
            <text:p>update</text:p>
          </table:table-cell>
          <table:table-cell table:style-name="ce23" office:value-type="string">
            <text:p>njindiainvest.AC_STATUS</text:p>
          </table:table-cell>
          <table:table-cell table:style-name="ce23"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where given NJAC_NO and ACCT_TYPE</text:p>
          </table:table-cell>
          <table:table-cell table:style-name="ce23" table:number-columns-repeated="2"/>
          <table:table-cell table:style-name="ce33" table:number-columns-repeated="3"/>
          <table:table-cell table:style-name="ce35"/>
          <table:table-cell table:style-name="ce23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WAC_BILL_PROCESS_INVESTOR (pkg)</text:p>
          </table:table-cell>
          <table:table-cell office:value-type="string">
            <text:p>WAC Bill Process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WAC_BILL_PROCESS_INVESTOR (pkg)</text:p>
          </table:table-cell>
          <table:table-cell office:value-type="string">
            <text:p>WAC Bill Process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P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df_WP – By function_billproc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office:value-type="string">
            <text:p>MFTRAN.GRP_DETAIL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9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P- By function_billproc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table:style-name="ce32" office:value-type="string">
            <text:p>MFTRAN.ME_MAST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8"/>
          <table:table-cell table:number-columns-repeated="1016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/Oracle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 Utility</text:p>
          </table:table-cell>
          <table:table-cell table:style-name="ce24" office:value-type="string">
            <text:p>insert in to bankrec</text:p>
          </table:table-cell>
          <table:table-cell table:style-name="ce24" office:value-type="string">
            <text:p>FAS.BANKREC</text:p>
          </table:table-cell>
          <table:table-cell table:style-name="ce24" office:value-type="string">
            <text:p>Write</text:p>
          </table:table-cell>
          <table:table-cell table:style-name="ce24" office:value-type="string">
            <text:p>Yes</text:p>
          </table:table-cell>
          <table:table-cell table:style-name="ce24" office:value-type="float" office:value="10000">
            <text:p>10000</text:p>
          </table:table-cell>
          <table:table-cell table:style-name="ce24" office:value-type="string">
            <text:p>centralized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erage checque Un-Autherize / Brok cheque Autjorization / Auth JV</text:p>
          </table:table-cell>
          <table:table-cell table:style-name="ce24" office:value-type="string">
            <text:p>select using vou for clear date</text:p>
          </table:table-cell>
          <table:table-cell table:style-name="ce24" office:value-type="string">
            <text:p>FAS.BANKREC</text:p>
          </table:table-cell>
          <table:table-cell table:style-name="ce24" office:value-type="string">
            <text:p>Read</text:p>
          </table:table-cell>
          <table:table-cell table:style-name="ce24" office:value-type="string">
            <text:p>No</text:p>
          </table:table-cell>
          <table:table-cell table:style-name="ce24" office:value-type="string">
            <text:p>NA</text:p>
          </table:table-cell>
          <table:table-cell table:style-name="ce24" table:number-columns-repeated="2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 Autjorization JV</text:p>
          </table:table-cell>
          <table:table-cell table:style-name="ce24" office:value-type="string">
            <text:p>using VOU</text:p>
          </table:table-cell>
          <table:table-cell table:style-name="ce24" office:value-type="string">
            <text:p>FAS.BANKREC</text:p>
          </table:table-cell>
          <table:table-cell table:style-name="ce24" office:value-type="string">
            <text:p>Delete</text:p>
          </table:table-cell>
          <table:table-cell table:style-name="ce24" office:value-type="string">
            <text:p>Yes</text:p>
          </table:table-cell>
          <table:table-cell table:style-name="ce24" office:value-type="float" office:value="500">
            <text:p>500</text:p>
          </table:table-cell>
          <table:table-cell table:style-name="ce24" table:number-columns-repeated="2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Payment Cancallation</text:p>
          </table:table-cell>
          <table:table-cell table:style-name="ce24" office:value-type="string">
            <text:p>using PASS='n'</text:p>
          </table:table-cell>
          <table:table-cell table:style-name="ce24" office:value-type="string">
            <text:p>BANKREC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rptPaymentRequest_detail</text:p>
          </table:table-cell>
          <table:table-cell table:style-name="ce24" office:value-type="string">
            <text:p>select using vou, PASS= Y for clear date</text:p>
          </table:table-cell>
          <table:table-cell table:style-name="ce24" office:value-type="string">
            <text:p>BANKREC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, brokchequeutility_JV_Edit., brokchequeutility_JV , brokchqreceipt_JV.java</text:p>
          </table:table-cell>
          <table:table-cell table:style-name="ce24" office:value-type="string">
            <text:p>Using cattype &amp; prod type for party combo and different param for TDSACC combo</text:p>
          </table:table-cell>
          <table:table-cell table:style-name="ce24" office:value-type="string">
            <text:p>CATEGORY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rocessed Payment Utility</text:p>
          </table:table-cell>
          <table:table-cell table:style-name="ce24" office:value-type="string">
            <text:p>insert in to FILE_GEN_DETAIL</text:p>
          </table:table-cell>
          <table:table-cell table:style-name="ce24" office:value-type="string">
            <text:p>FILE_GEN_DETAIL</text:p>
          </table:table-cell>
          <table:table-cell table:style-name="ce24" office:value-type="string">
            <text:p>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Rap Bill Auto Process,Authorization,Unauthorization</text:p>
          </table:table-cell>
          <table:table-cell table:style-name="ce24" office:value-type="string">
            <text:p>1)using firm code 2)comboFirm using lock=0 3)combofirm using more than 1 firmcode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(3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Payment cheque entry new <text:s/>(brok checque entry)</text:p>
          </table:table-cell>
          <table:table-cell table:style-name="ce24" office:value-type="string">
            <text:p>join with firm to get Firm Name to get BROK_CHQ_MAST &amp; BROK_CHQ_TRN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chqauthorized_JV</text:p>
          </table:table-cell>
          <table:table-cell table:style-name="ce24" office:value-type="string">
            <text:p>get firm code using start date, end date &amp; firmname like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Combo firm for JV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Oracle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firm code using start date &amp; end date &amp; company code,get startdate end date for making folder name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ank reciept report,getJVRuleReport</text:p>
          </table:table-cell>
          <table:table-cell table:style-name="ce24" office:value-type="string">
            <text:p>join with CHQ_ENT_HEAD_MASTER_BR ::to get firm name &amp; lock status , get count from paymast where pm.firm code in (get firm code from FIRM)</text:p>
          </table:table-cell>
          <table:table-cell table:style-name="ce24" office:value-type="string">
            <text:p>FIRM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count using file no &amp; status get MAX(ENTDATE) ,get FILE_NO </text:p>
          </table:table-cell>
          <table:table-cell table:style-name="ce24" office:value-type="string">
            <text:p>LOG_IMP_ENET</text:p>
          </table:table-cell>
          <table:table-cell table:style-name="ce24" office:value-type="string">
            <text:p>Read(4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 Utility</text:p>
          </table:table-cell>
          <table:table-cell table:style-name="ce24" office:value-type="string">
            <text:p>Insert</text:p>
          </table:table-cell>
          <table:table-cell table:style-name="ce24" office:value-type="string">
            <text:p>LOG_MASTER</text:p>
          </table:table-cell>
          <table:table-cell table:style-name="ce24" office:value-type="string">
            <text:p>Write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Oracle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ENTDATE using VOU</text:p>
          </table:table-cell>
          <table:table-cell table:style-name="ce24" office:value-type="string">
            <text:p>LOG_MASTER</text:p>
          </table:table-cell>
          <table:table-cell table:style-name="ce24" office:value-type="string">
            <text:p>Read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 UN Autjorization</text:p>
          </table:table-cell>
          <table:table-cell table:style-name="ce24" office:value-type="string">
            <text:p>delete using VOU</text:p>
          </table:table-cell>
          <table:table-cell table:style-name="ce24" office:value-type="string">
            <text:p>MEET_LEDGER_MAP</text:p>
          </table:table-cell>
          <table:table-cell table:style-name="ce24" office:value-type="string">
            <text:p>Delete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 Autjorization</text:p>
          </table:table-cell>
          <table:table-cell table:style-name="ce24" office:value-type="string">
            <text:p>insert</text:p>
          </table:table-cell>
          <table:table-cell table:style-name="ce24" office:value-type="string">
            <text:p>MEET_LEDGER_MAP</text:p>
          </table:table-cell>
          <table:table-cell table:style-name="ce24" office:value-type="string">
            <text:p>Write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 Entry</text:p>
          </table:table-cell>
          <table:table-cell table:style-name="ce24" office:value-type="string">
            <text:p>get MEET_NAME with using join</text:p>
          </table:table-cell>
          <table:table-cell table:style-name="ce24" office:value-type="string">
            <text:p>MEETING_MAS</text:p>
          </table:table-cell>
          <table:table-cell table:style-name="ce24" office:value-type="string">
            <text:p>Read (2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 cheque Entry JV</text:p>
          </table:table-cell>
          <table:table-cell table:style-name="ce24" office:value-type="string">
            <text:p>get MEET_NAME for combo</text:p>
          </table:table-cell>
          <table:table-cell table:style-name="ce24" office:value-type="string">
            <text:p>MEETING_MAS</text:p>
          </table:table-cell>
          <table:table-cell table:style-name="ce24" office:value-type="string">
            <text:p>Read(3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rocess, Rap Bill Auto Save</text:p>
          </table:table-cell>
          <table:table-cell table:style-name="ce24" office:value-type="string">
            <text:p>get party name using party code &amp; firm code FOR COMBO</text:p>
          </table:table-cell>
          <table:table-cell table:style-name="ce24" office:value-type="string">
            <text:p>PARTYMAST</text:p>
          </table:table-cell>
          <table:table-cell table:style-name="ce24" office:value-type="string">
            <text:p>Read(9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Rap Bill Auto Save</text:p>
          </table:table-cell>
          <table:table-cell table:style-name="ce24" office:value-type="string">
            <text:p>get party code &amp; name using CAT CODE &amp; firm code</text:p>
          </table:table-cell>
          <table:table-cell table:style-name="ce24" office:value-type="string">
            <text:p>PARTYMAST</text:p>
          </table:table-cell>
          <table:table-cell table:style-name="ce24" office:value-type="string">
            <text:p>Read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for combo get party code &amp; name using CAT CODE &amp; firm code <text:s/>&amp; IS_ACC_DISPLAY</text:p>
          </table:table-cell>
          <table:table-cell table:style-name="ce24" office:value-type="string">
            <text:p>PARTYMAST</text:p>
          </table:table-cell>
          <table:table-cell table:style-name="ce24" office:value-type="string">
            <text:p>Read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join using party code &amp; firm code</text:p>
          </table:table-cell>
          <table:table-cell table:style-name="ce24" office:value-type="string">
            <text:p>PARTYMAST</text:p>
          </table:table-cell>
          <table:table-cell table:style-name="ce24" office:value-type="string">
            <text:p>Read(20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count usingfirm &amp; multiple party code</text:p>
          </table:table-cell>
          <table:table-cell table:style-name="ce24" office:value-type="string">
            <text:p>PARTYMAST</text:p>
          </table:table-cell>
          <table:table-cell table:style-name="ce24" office:value-type="string">
            <text:p>Read(5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 Utility</text:p>
          </table:table-cell>
          <table:table-cell table:style-name="ce24" office:value-type="string">
            <text:p>insert</text:p>
          </table:table-cell>
          <table:table-cell table:style-name="ce24" office:value-type="string">
            <text:p>LOG_FILE_GEN</text:p>
          </table:table-cell>
          <table:table-cell table:style-name="ce24" office:value-type="string">
            <text:p>Write(2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using file no, Ent date, project , status</text:p>
          </table:table-cell>
          <table:table-cell table:style-name="ce24" office:value-type="string">
            <text:p>LOG_FILE_GEN</text:p>
          </table:table-cell>
          <table:table-cell table:style-name="ce24" office:value-type="string">
            <text:p>Read(4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update remark,username &amp; status using file no</text:p>
          </table:table-cell>
          <table:table-cell table:style-name="ce24" office:value-type="string">
            <text:p>LOG_FILE_GEN</text:p>
          </table:table-cell>
          <table:table-cell table:style-name="ce24" office:value-type="string">
            <text:p>Update(2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 Utility, brok cheq authorize</text:p>
          </table:table-cell>
          <table:table-cell table:style-name="ce24" office:value-type="string">
            <text:p>get max SRNO</text:p>
          </table:table-cell>
          <table:table-cell table:style-name="ce24" office:value-type="string">
            <text:p>LINK_VOU</text:p>
          </table:table-cell>
          <table:table-cell table:style-name="ce24" office:value-type="string">
            <text:p>Read(2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insert</text:p>
          </table:table-cell>
          <table:table-cell table:style-name="ce24" office:value-type="string">
            <text:p>LINK_VOU</text:p>
          </table:table-cell>
          <table:table-cell table:style-name="ce24" office:value-type="string">
            <text:p>Write(8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umTransfer,</text:p>
          </table:table-cell>
          <table:table-cell table:style-name="ce24" office:value-type="string">
            <text:p>get COUNT(BILLNO) using BILLNO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(1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insert into ledger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Write(100)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join on billno using TRNTYPE,DEBIT,FILENO,PAY_M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update file no using bill no, tdstype, trntype, pay_m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Upda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vou using TRNTYPE,DEBIT,FILENO,PAY_MODE,tds type &amp; bill no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accode using billno, jv type, trntype, Debt 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count using LPAD(CH_NO,10,'0')=LPAD(?,10,'0')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CH_NO using billno, credit, trntyp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dtl using bilno, credit!=0 &amp; trntyp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join using bil no, debit, trntyp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sumcreditt using file no, trntype, paymode, prodtype, credit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debi using trdate,accode, firm code, chq no, party c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2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debit, tds tpe &amp; vou with GROUP BY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cont using trntype, prod type, brcode, trdat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join with brcode where chq not nul, billno not nul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update file no = null, mark using file no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Upda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trdate, chequsing billno, debit, party c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get suspan amomt</text:p>
          </table:table-cell>
          <table:table-cell table:style-name="ce24" office:value-type="string">
            <text:p>join on prodtype, partycode, firm code using ccode, accode, chq no, trdat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dtl using bilno, credit!=0 &amp; chqno is not null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using jar fil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insert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trdate using billno, debit, acc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get trdate using billno, credit, partyc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 table:number-columns-repeated="2"/>
          <table:table-cell table:style-name="ce24" office:value-type="string">
            <text:p>update debit,credit,desc, tds using vou, accode, partycod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upda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WP Bill PDF</text:p>
          </table:table-cell>
          <table:table-cell table:style-name="ce24" office:value-type="string">
            <text:p>bill_pdf_WP.java, Using DB Link, Inner Join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VP Bill Save</text:p>
          </table:table-cell>
          <table:table-cell table:style-name="ce24" office:value-type="string">
            <text:p>save_bill_valuepack.java, Ref=171, function_bill_proc used Record count using CHKNO for where condition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UM Transfer</text:p>
          </table:table-cell>
          <table:table-cell table:style-name="ce24" office:value-type="string">
            <text:p>AUMTransferEntity.java, SELECT COUNT(BILLNO) CNT FROM FAS.LEDGER WHERE BILLNO=:billno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</text:p>
          </table:table-cell>
          <table:table-cell table:style-name="ce24" office:value-type="string">
            <text:p>bill_payutility.java,Ref=2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er Check JV Report</text:p>
          </table:table-cell>
          <table:table-cell table:style-name="ce24" office:value-type="string">
            <text:p>brokchqreport_JV.java,Ref=19,26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UF Bill NJP</text:p>
          </table:table-cell>
          <table:table-cell table:style-name="ce30" office:value-type="string">
            <text:p>bill_UF_NJP_save.java, using partycode and chkno in where condition,Ref=126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Value Pack Print Bill</text:p>
          </table:table-cell>
          <table:table-cell table:style-name="ce30" office:value-type="string">
            <text:p>print_bill_valuepack.java, Ref=47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ENET Bill Payment Utility</text:p>
          </table:table-cell>
          <table:table-cell table:style-name="ce24" office:value-type="string">
            <text:p>bill_pay_utility_ENET.java. Ref=51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ill Payment Utility</text:p>
          </table:table-cell>
          <table:table-cell table:style-name="ce24" office:value-type="string">
            <text:p>bill_payment_utility.java, Complex, Refer Page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VP Bill PDF</text:p>
          </table:table-cell>
          <table:table-cell table:style-name="ce30" office:value-type="string">
            <text:p>bill_pdf_VP.java, Ref=105,118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Trail Bill NJP</text:p>
          </table:table-cell>
          <table:table-cell table:style-name="ce24" office:value-type="string">
            <text:p>Bill_TR_NJP_Preview.java, Ref=121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Broker Check Auth JV</text:p>
          </table:table-cell>
          <table:table-cell table:style-name="ce24" office:value-type="string">
            <text:p>brokchqauthorized_JV.java,131-156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/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9" office:value-type="string">
            <text:p>Function</text:p>
          </table:table-cell>
          <table:table-cell table:style-name="ce24" office:value-type="string">
            <text:p>function_billproc.java, Insert into all main fas tables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/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UF Incentive Bill</text:p>
          </table:table-cell>
          <table:table-cell table:style-name="ce24" office:value-type="string">
            <text:p>rptuf_inc_bill_folio.java, Ref=159-168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M Trail Bill Save</text:p>
          </table:table-cell>
          <table:table-cell table:style-name="ce24" office:value-type="string">
            <text:p>save_tr_bill_AM_pro.java, Multiple Insert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M Trail Bill Save</text:p>
          </table:table-cell>
          <table:table-cell table:style-name="ce24" office:value-type="string">
            <text:p>save_tr_bill_AM.java, Ref – 171 – 181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/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M UF Bill Save</text:p>
          </table:table-cell>
          <table:table-cell table:style-name="ce24" office:value-type="string">
            <text:p>save_uf_bill_AM_pro.java, Multiple Insert and Procedure Call for Ledger Log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Write</text:p>
          </table:table-cell>
          <table:table-cell table:style-name="ce24" table:number-columns-repeated="4"/>
          <table:table-cell table:number-columns-repeated="1009"/>
        </table:table-row>
        <table:table-row table:style-name="ro1">
          <table:table-cell table:style-name="ce24" office:value-type="string">
            <text:p>shivam</text:p>
          </table:table-cell>
          <table:table-cell table:style-name="ce24" office:value-type="string">
            <text:p>krunal</text:p>
          </table:table-cell>
          <table:table-cell table:style-name="ce24" office:value-type="string">
            <text:p>MFUND</text:p>
          </table:table-cell>
          <table:table-cell table:style-name="ce24" office:value-type="string">
            <text:p>Java</text:p>
          </table:table-cell>
          <table:table-cell table:style-name="ce24" office:value-type="string">
            <text:p>FAS</text:p>
          </table:table-cell>
          <table:table-cell table:style-name="ce24" office:value-type="string">
            <text:p>Oracle</text:p>
          </table:table-cell>
          <table:table-cell table:style-name="ce24"/>
          <table:table-cell table:style-name="ce24" office:value-type="string">
            <text:p>AM UF Bill Save</text:p>
          </table:table-cell>
          <table:table-cell table:style-name="ce24" office:value-type="string">
            <text:p>save_uf_bill_AM.java</text:p>
          </table:table-cell>
          <table:table-cell table:style-name="ce24" office:value-type="string">
            <text:p>LEDGER</text:p>
          </table:table-cell>
          <table:table-cell table:style-name="ce24" office:value-type="string">
            <text:p>Read/Write</text:p>
          </table:table-cell>
          <table:table-cell table:style-name="ce24" table:number-columns-repeated="4"/>
          <table:table-cell table:number-columns-repeated="1009"/>
        </table:table-row>
        <table:table-row table:style-name="ro1" table:number-rows-repeated="651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FROM MFUND-&gt;FAS'.A1:'FROM MFUND-&gt;FAS'.S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16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45:30</meta:creation-date>
    <dc:date>2011-08-02T16:21:42</dc:date>
    <meta:editing-duration>PT49H51M27S</meta:editing-duration>
    <meta:editing-cycles>272</meta:editing-cycles>
    <meta:generator>OpenOffice.org/3.1$Linux OpenOffice.org_project/310m19$Build-9420</meta:generator>
    <meta:document-statistic meta:table-count="4" meta:cell-count="8349" meta:object-count="0"/>
  </office:meta>
</office:document-meta>
</file>